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/>
          <table:table-cell office:value-type="string" calcext:value-type="string">
            <text:p>sorting a set of 26k elements, simulated on one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/>
          <table:table-cell office:value-type="string" calcext:value-type="string">
            <text:p>sorting a set of 26k elements, squad on pc and 2 squidlets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/>
          <table:table-cell office:value-type="string" calcext:value-type="string">
            <text:p>sorting a set of 26k elements, 2 squidlets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/>
          <table:table-cell office:value-type="string" calcext:value-type="string">
            <text:p>sorting a set of 26k elements, squad on pc and 1 squidlet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21:48:57.595228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5-26T23:35:30.005543567</dc:date>
    <dc:creator>Pascal Baillehache</dc:creator>
    <meta:editing-duration>PT1H1M43S</meta:editing-duration>
    <meta:editing-cycles>7</meta:editing-cycles>
    <meta:generator>LibreOffice/5.1.6.2$Linux_x86 LibreOffice_project/10m0$Build-2</meta:generator>
    <meta:document-statistic meta:table-count="4" meta:cell-count="6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